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8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9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10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L11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 style:list-style-name="L12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 style:list-style-name="L13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 style:list-style-name="L14">
      <style:paragraph-properties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Standard" style:list-style-name="L15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Standard" style:list-style-name="L16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ersona</text:p>
      <text:p text:style-name="P4"/>
      <text:p text:style-name="P5">Identité</text:p>
      <text:p text:style-name="Standard">Prénom : Jean</text:p>
      <text:p text:style-name="Standard">Nom : Dupont</text:p>
      <text:p text:style-name="Standard">Age : 18 ans</text:p>
      <text:p text:style-name="Standard">sexe : Homme</text:p>
      <text:p text:style-name="Standard">Niveau d'informatique : Utilisateur actif de réseaux sociaux</text:p>
      <text:p text:style-name="Standard"/>
      <text:p text:style-name="P5">Caractéristiques</text:p>
      <text:list xml:id="list7498121059133864476" text:style-name="L1">
        <text:list-item>
          <text:p text:style-name="P1">Aime le sport, voyager</text:p>
        </text:list-item>
        <text:list-item>
          <text:p text:style-name="P1">Passionné de photographie</text:p>
        </text:list-item>
        <text:list-item>
          <text:p text:style-name="P1">Aime partager ses passions</text:p>
        </text:list-item>
      </text:list>
      <text:p text:style-name="Standard"/>
      <text:p text:style-name="P5">Objectifs</text:p>
      <text:list xml:id="list8386830681732349620" text:style-name="L2">
        <text:list-item>
          <text:p text:style-name="P2">Visualiser les photos qu'il a pris lors d'un voyage et ainsi tracer sur une carte l'itinéraire effectué</text:p>
        </text:list-item>
      </text:list>
      <text:p text:style-name="Standard"/>
      <text:p text:style-name="P5">Scénarios</text:p>
      <text:list xml:id="list6534382816338555755" text:style-name="L3">
        <text:list-item>
          <text:p text:style-name="P3">Jean pars en solitaire pour l'Australie dans un voyage d'un mois. 'InstaMap' lui a été recommandé par son <text:s/>agence de voyage</text:p>
        </text:list-item>
        <text:list-item>
          <text:p text:style-name="P3">Ses proches peuvent visualiser dans 'InstaMap' sa progression et l'itinéraire qu'il a pris à partir de ses photos Instagram</text:p>
        </text:list-item>
        <text:list-item>
          <text:p text:style-name="P3">C'est l'histoire d'un voyage racontée le long d'une ligne</text:p>
        </text:list-item>
      </text:list>
      <text:p text:style-name="Standard"/>
      <text:p text:style-name="Standard"/>
      <text:p text:style-name="P4">Analyse des besoins</text:p>
      <text:p text:style-name="P4"/>
      <text:p text:style-name="P6">Quel âge avez vous ?</text:p>
      <text:p text:style-name="P6">Vous êtes :</text:p>
      <text:list xml:id="list3156157098555668435" text:style-name="L7">
        <text:list-item>
          <text:p text:style-name="P10">Un homme</text:p>
        </text:list-item>
        <text:list-item>
          <text:p text:style-name="P10">Une femme</text:p>
        </text:list-item>
      </text:list>
      <text:p text:style-name="P6">Quels réseaux sociaux utilisez-vous ?</text:p>
      <text:list xml:id="list7888745667206313705" text:style-name="L4">
        <text:list-item>
          <text:p text:style-name="P7">Facebook</text:p>
        </text:list-item>
        <text:list-item>
          <text:p text:style-name="P7">Twitter</text:p>
        </text:list-item>
        <text:list-item>
          <text:p text:style-name="P7">Instagram</text:p>
        </text:list-item>
        <text:list-item>
          <text:p text:style-name="P7">Snapchat</text:p>
        </text:list-item>
        <text:list-item>
          <text:p text:style-name="P7">Google+</text:p>
        </text:list-item>
      </text:list>
      <text:p text:style-name="P6">A quelle fréquence utilisez-vous les réseaux sociaux ?</text:p>
      <text:list xml:id="list5381762839274392488" text:style-name="L5">
        <text:list-item>
          <text:p text:style-name="P8">Plusieurs fois par jour</text:p>
        </text:list-item>
        <text:list-item>
          <text:p text:style-name="P8">Une fois par jour</text:p>
        </text:list-item>
        <text:list-item>
          <text:p text:style-name="P8">Moins de 3 fois par semaine</text:p>
        </text:list-item>
        <text:list-item>
          <text:p text:style-name="P8">Je n'utilise pas les réseaux sociaux</text:p>
        </text:list-item>
      </text:list>
      <text:p text:style-name="P6">A quelle fréquence voyagez vous ?</text:p>
      <text:list xml:id="list7848014670208835676" text:style-name="L6">
        <text:list-item>
          <text:p text:style-name="P9">Une fois par mois</text:p>
        </text:list-item>
        <text:list-item>
          <text:p text:style-name="P9">Une fois tout les 6 mois</text:p>
        </text:list-item>
        <text:list-item>
          <text:p text:style-name="P9">Une fois par ans</text:p>
        </text:list-item>
      </text:list>
      <text:p text:style-name="P6">Quelle est la longueur moyenne de vos voyages ?</text:p>
      <text:list xml:id="list6868622475451869718" text:style-name="L8">
        <text:list-item>
          <text:p text:style-name="P11">Une semaine</text:p>
        </text:list-item>
        <text:list-item>
          <text:p text:style-name="P11">Deux à trois semaines</text:p>
        </text:list-item>
        <text:list-item>
          <text:p text:style-name="P11"><text:soft-page-break/>Un mois</text:p>
        </text:list-item>
        <text:list-item>
          <text:p text:style-name="P11">Plus d'un mois</text:p>
        </text:list-item>
      </text:list>
      <text:p text:style-name="P6">Pour quelles raisons voyagez-vous ?</text:p>
      <text:list xml:id="list7665793481663774524" text:style-name="L9">
        <text:list-item>
          <text:p text:style-name="P12">Loisirs</text:p>
        </text:list-item>
        <text:list-item>
          <text:p text:style-name="P12">Profession</text:p>
        </text:list-item>
      </text:list>
      <text:p text:style-name="P6">Communiquez vous souvent à propos de vos voyages ?</text:p>
      <text:list xml:id="list6588661066536638622" text:style-name="L15">
        <text:list-item>
          <text:p text:style-name="P18">Oui</text:p>
        </text:list-item>
        <text:list-item>
          <text:p text:style-name="P18">Non</text:p>
        </text:list-item>
      </text:list>
      <text:p text:style-name="P6">A qui communiquez vous les nouvelles de vos voyages ?</text:p>
      <text:list xml:id="list6031671586991013329" text:style-name="L14">
        <text:list-item>
          <text:p text:style-name="P17">Parents</text:p>
        </text:list-item>
        <text:list-item>
          <text:p text:style-name="P17">Amis</text:p>
        </text:list-item>
        <text:list-item>
          <text:p text:style-name="P17">Collègues de travail</text:p>
        </text:list-item>
        <text:list-item>
          <text:p text:style-name="P17">Followers</text:p>
        </text:list-item>
        <text:list-item>
          <text:p text:style-name="P17">Je ne communique rien de mes voyages</text:p>
        </text:list-item>
      </text:list>
      <text:p text:style-name="P6">Dans quelles occasions prenez vous des photos ?</text:p>
      <text:list xml:id="list5533292181681143330" text:style-name="L10">
        <text:list-item>
          <text:p text:style-name="P13">En sortie culturelle, culinaire, etc..</text:p>
        </text:list-item>
        <text:list-item>
          <text:p text:style-name="P13">Entre amis</text:p>
        </text:list-item>
        <text:list-item>
          <text:p text:style-name="P13">En famille</text:p>
        </text:list-item>
        <text:list-item>
          <text:p text:style-name="P13">En voyage</text:p>
        </text:list-item>
        <text:list-item>
          <text:p text:style-name="P13">Au travail</text:p>
        </text:list-item>
      </text:list>
      <text:p text:style-name="P6">Quelle quantité de photos stockez vous sur les réseaux sociaux ?</text:p>
      <text:list xml:id="list1156605009458438441" text:style-name="L11">
        <text:list-item>
          <text:p text:style-name="P14">Moins de 10</text:p>
        </text:list-item>
        <text:list-item>
          <text:p text:style-name="P14">De 10 à 50</text:p>
        </text:list-item>
        <text:list-item>
          <text:p text:style-name="P14">Plus de 100</text:p>
        </text:list-item>
      </text:list>
      <text:p text:style-name="P6">Vous géolocalisez souvent les photos que vous prenez</text:p>
      <text:list xml:id="list6978551360020259970" text:style-name="L12">
        <text:list-item>
          <text:p text:style-name="P15">Tout à fait d'accord, d'accord...</text:p>
        </text:list-item>
      </text:list>
      <text:p text:style-name="P6">Vous êtes actif sur les réseaux sociaux pendant vos voyages</text:p>
      <text:list xml:id="list6398706877051346647" text:style-name="L13">
        <text:list-item>
          <text:p text:style-name="P16">Tout à fait d'accord, d'accord...</text:p>
        </text:list-item>
      </text:list>
      <text:p text:style-name="P6">Avez vous l'habitude de poster les photos au moment où vous les prenez ?</text:p>
      <text:list xml:id="list5751265329903041250" text:style-name="L16">
        <text:list-item>
          <text:p text:style-name="P19">Oui</text:p>
        </text:list-item>
        <text:list-item>
          <text:p text:style-name="P19">N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niversité du Maine</meta:initial-creator>
    <meta:creation-date>2018-03-15T15:45:40.50</meta:creation-date>
    <dc:date>2018-03-15T16:42:56.03</dc:date>
    <dc:creator>Université du Maine</dc:creator>
    <meta:editing-duration>PT41M52S</meta:editing-duration>
    <meta:editing-cycles>7</meta:editing-cycles>
    <meta:generator>OpenOffice/4.1.3$Win32 OpenOffice.org_project/413m1$Build-9783</meta:generator>
    <meta:document-statistic meta:table-count="0" meta:image-count="0" meta:object-count="0" meta:page-count="2" meta:paragraph-count="71" meta:word-count="369" meta:character-count="1885"/>
  </office:meta>
</office:document-meta>
</file>